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()&gt;=0" table:allow-empty-cell="true" table:base-cell-address="'Adicionar Construção'.B16">
          <table:help-message table:display="true"/>
          <table:error-message table:message-type="stop" table:display="true"/>
        </table:content-validation>
      </table:content-validations>
      <table:table table:name="Adiciona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oerações)</text:p>
          </table:table-cell>
          <table:table-cell table:style-name="ce3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26" office:value-type="string" calcext:value-type="string">
            <text:p>Adiciona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27" office:value-type="string" calcext:value-type="string" table:number-columns-spanned="1" table:number-rows-spanned="2">
            <text:p>Ator adiciona um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7"/>
          <table:covered-table-cell table:style-name="ce2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57" office:value-type="string" calcext:value-type="string" table:number-columns-spanned="1" table:number-rows-spanned="2">
            <text:p>Cenário 1:<text:span text:style-name="T1"> Utilizador adiciona uma construção à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7" office:value-type="string" calcext:value-type="string" table:number-columns-spanned="1" table:number-rows-spanned="2">
            <text:p>Ator tem sessão iniciada no sistema e visualiza o catálogo de construçõe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covered-table-cell table:style-name="ce33"/>
          <table:covered-table-cell table:style-name="ce14"/>
          <table:covered-table-cell table:number-columns-repeated="2" table:style-name="ce36"/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48" office:value-type="string" calcext:value-type="string" table:number-columns-spanned="1" table:number-rows-spanned="2">
            <text:p>Construção é adicionada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18"/>
          <table:table-cell table:style-name="ce2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0" office:value-type="string" calcext:value-type="string">
            <text:p>1. Ator solicita adição de um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7" office:value-type="string" calcext:value-type="string">
            <text:p>2. Sistema verifica se existe stock suficiente para a prod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7" office:value-type="string" calcext:value-type="string">
            <text:p>3. Sistema adiciona a construção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7" office:value-type="string" calcext:value-type="string">
            <text:p>4. Sistema informa Ator da adi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2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3">
            <text:p>FLUXO DE EXCEÇÃO(1):</text:p>
          </table:table-cell>
          <table:covered-table-cell table:style-name="ce12" table:content-validation-name="val1"/>
          <table:table-cell table:style-name="ce26" table:content-validation-name="val1" office:value-type="string" calcext:value-type="string">
            <text:p>[Não existe stock suficiente para a produção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 table:content-validation-name="val1"/>
          <table:covered-table-cell table:style-name="ce12" table:content-validation-name="val1"/>
          <table:table-cell table:style-name="ce26" table:content-validation-name="val1" office:value-type="string" calcext:value-type="string">
            <text:p><text:span text:style-name="T2">2.1 </text:span>Sistema informa o Ator que não existe stock suficiente para a produ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26" table:content-validation-name="val1" office:value-type="string" calcext:value-type="string">
            <text:p>2.2 Sistema mostra ao Ator a lista dos blocos em falta.</text:p>
          </table:table-cell>
          <table:table-cell table:number-columns-repeated="1020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6P0" style:volatile="true"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time-style style:name="N179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date-style style:name="N17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1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date-style style:name="N16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date-style style:name="N161">
      <number:day/>
      <number:text>-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89"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8">
      <number:hours/>
      <number:text>:</number:text>
      <number:minutes number:style="long"/>
    </number:time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7:04:46.905256818</dc:date>
    <meta:generator>LibreOffice/7.3.7.2$Linux_X86_64 LibreOffice_project/30$Build-2</meta:generator>
    <meta:editing-duration>PT5H20M19S</meta:editing-duration>
    <meta:editing-cycles>52</meta:editing-cycles>
    <meta:document-statistic meta:table-count="1" meta:cell-count="23" meta:object-count="0"/>
    <meta:user-defined meta:name="AppVersion">16.0300</meta:user-defined>
  </office:meta>
</office:document-meta>
</file>